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aef3b" officeooo:paragraph-rsid="001aef3b" style:font-weight-asian="bold" style:font-weight-complex="bold"/>
    </style:style>
    <style:style style:name="P2" style:family="paragraph" style:parent-style-name="Standard">
      <style:text-properties fo:font-weight="normal" officeooo:rsid="001aef3b" officeooo:paragraph-rsid="001aef3b" style:font-weight-asian="normal" style:font-weight-complex="normal"/>
    </style:style>
    <style:style style:name="P3" style:family="paragraph" style:parent-style-name="Standard">
      <style:text-properties fo:font-weight="normal" officeooo:rsid="001b9b8b" officeooo:paragraph-rsid="001b9b8b" style:font-weight-asian="normal" style:font-weight-complex="normal"/>
    </style:style>
    <style:style style:name="P4" style:family="paragraph" style:parent-style-name="Standard">
      <style:text-properties fo:font-weight="normal" officeooo:rsid="001b9b8b" officeooo:paragraph-rsid="001aef3b" style:font-weight-asian="normal" style:font-weight-complex="normal"/>
    </style:style>
    <style:style style:name="P5" style:family="paragraph" style:parent-style-name="Standard">
      <style:text-properties fo:font-weight="normal" officeooo:rsid="001d0909" officeooo:paragraph-rsid="001d0909" style:font-weight-asian="normal" style:font-weight-complex="normal"/>
    </style:style>
    <style:style style:name="P6" style:family="paragraph" style:parent-style-name="Standard">
      <style:text-properties fo:font-weight="normal" officeooo:rsid="001eddf1" officeooo:paragraph-rsid="001eddf1" style:font-weight-asian="normal" style:font-weight-complex="normal"/>
    </style:style>
    <style:style style:name="P7" style:family="paragraph" style:parent-style-name="Standard">
      <style:text-properties fo:font-weight="normal" officeooo:rsid="001fef40" officeooo:paragraph-rsid="001fef40" style:font-weight-asian="normal" style:font-weight-complex="normal"/>
    </style:style>
    <style:style style:name="P8" style:family="paragraph" style:parent-style-name="Standard">
      <style:text-properties fo:font-weight="normal" officeooo:rsid="0021a480" officeooo:paragraph-rsid="0021a480" style:font-weight-asian="normal" style:font-weight-complex="normal"/>
    </style:style>
    <style:style style:name="P9" style:family="paragraph" style:parent-style-name="Standard">
      <style:text-properties fo:font-weight="normal" officeooo:rsid="00236248" officeooo:paragraph-rsid="00236248" style:font-weight-asian="normal" style:font-weight-complex="normal"/>
    </style:style>
    <style:style style:name="P10" style:family="paragraph" style:parent-style-name="Standard">
      <style:text-properties fo:font-weight="normal" officeooo:rsid="0025616a" officeooo:paragraph-rsid="0025616a" style:font-weight-asian="normal" style:font-weight-complex="normal"/>
    </style:style>
    <style:style style:name="P11" style:family="paragraph" style:parent-style-name="Standard">
      <style:text-properties officeooo:paragraph-rsid="001b9b8b"/>
    </style:style>
    <style:style style:name="P12" style:family="paragraph" style:parent-style-name="Standard">
      <style:text-properties officeooo:rsid="001d0909" officeooo:paragraph-rsid="001d0909"/>
    </style:style>
    <style:style style:name="T1" style:family="text">
      <style:text-properties fo:font-weight="normal" style:font-weight-asian="normal" style:font-weight-complex="normal"/>
    </style:style>
    <style:style style:name="T2" style:family="text">
      <style:text-properties fo:font-weight="normal" officeooo:rsid="001b9b8b" style:font-weight-asian="normal" style:font-weight-complex="normal"/>
    </style:style>
    <style:style style:name="T3" style:family="text">
      <style:text-properties fo:font-weight="normal" officeooo:rsid="001d0909" style:font-weight-asian="normal" style:font-weight-complex="normal"/>
    </style:style>
    <style:style style:name="T4" style:family="text">
      <style:text-properties fo:font-weight="normal" officeooo:rsid="001eddf1" style:font-weight-asian="normal" style:font-weight-complex="normal"/>
    </style:style>
    <style:style style:name="T5" style:family="text">
      <style:text-properties officeooo:rsid="001fef40"/>
    </style:style>
    <style:style style:name="T6" style:family="text">
      <style:text-properties officeooo:rsid="0021a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ed :</text:p>
      <text:p text:style-name="P2">Témoignages récurrents de l’ensemble de la population concernant la dégradation et l’état déplorable de la ville dans son ensemble.</text:p>
      <text:p text:style-name="P2">Mise en place du projet et sa présentation afin de résoudre cette problématique.</text:p>
      <text:p text:style-name="P2"/>
      <text:p text:style-name="P1">Identify :</text:p>
      <text:p text:style-name="P1">=&gt; <text:span text:style-name="T1">Stakeholders = Parti concerné</text:span></text:p>
      <text:p text:style-name="P2"/>
      <text:p text:style-name="P2">=&gt; Les citoyens : habitant et premier concerné de leur lieu de vie/travail. Plaintes recueillies à ce niveau concernant le niveau de dégradation/destruction inquiétant de la ville au quotidien et peu d’intervention à ce sujet.</text:p>
      <text:p text:style-name="P2"/>
      <text:p text:style-name="P1"><text:span text:style-name="T1">=&gt; Employé du SWAG(service d’entretion?) : acteurs et responsables (?) du maintien et de la propreté de la ville. Plaintes reportés au niveau de procédure d’intervention mis en </text:span><text:span text:style-name="T2">place concernant sa clarté, faisabilité, organisation, etc.</text:span></text:p>
      <text:p text:style-name="P4"/>
      <text:p text:style-name="P3">=&gt; CityHall (mairie)</text:p>
      <text:p text:style-name="P3">=&gt; Force de l’ordre</text:p>
      <text:p text:style-name="P3">=&gt; Batman (élément indépendant dans la lutte contre le crime)</text:p>
      <text:p text:style-name="P3">Ces trois différents groupes sont actuellement en mauvaise relations, ce qui compliquent la report des différentes interventions réalisées par les forces de l’ordre (et batman) concernant l’ensemble des dégâts occasionnés ainsi que leur localisation ce qui complique l’intervention du SWAG sur les zones demandantes.</text:p>
      <text:p text:style-name="P2"/>
      <text:p text:style-name="P1">Design :</text:p>
      <text:p text:style-name="P3">=&gt; Mesures mis en place par le projet ainsi que les côtés positifs et négatifs que cela peut apportés sur le long terme (hypothétiquement et réellement).</text:p>
      <text:p text:style-name="P3"/>
      <text:p text:style-name="P11"><text:span text:style-name="T2">- </text:span><text:span text:style-name="T3">Amélioration de l’application TimeManager afin de mettre en place une meilleure gestion des équipes. Un autre point abordé sera la considération équitable des horaires de nuit qui souvent mal rémunérés voir remis en compte.</text:span></text:p>
      <text:p text:style-name="P5">=&gt; Ce point permettra une meilleure prise en charge des différentes équipe et ainsi une meilleure répartition de la charge de travail. Il permettra également de mieux considérer les horaires de nuits et les horaires supplémentaires, notamment sur des intervention dont la gravité sera incorrectement définie.</text:p>
      <text:p text:style-name="P5"/>
      <text:p text:style-name="P12"><text:span text:style-name="T1">- E</text:span><text:span text:style-name="T4">quiper l’ensemble des véhicules du SWAG de traceurs GPS.</text:span></text:p>
      <text:p text:style-name="P6">=&gt; Cette localisation GPS couplée avec une carte interactive de la ville permettra au Central de décider quelles équipes sont les plus proches du point d’intérêt et réduira ainsi le temps d’intervention.</text:p>
      <text:p text:style-name="P6"/>
      <text:p text:style-name="P6">- Equiper l’ensemble des employées (SWAG/CityHall) de tablettes numériques.</text:p>
      <text:p text:style-name="P6">=&gt; Ces tablettes communiquent directement au Central et permettront aux employées de faire des rapports en direct, soit concernant la fin du intervention ou la requête de renfort sur site.</text:p>
      <text:p text:style-name="P6">Cela palliera le manque de communication flagrant entre le SWAG et le Central.</text:p>
      <text:p text:style-name="P6">Par extension ces tablettes pourront être mise à disposition aux forces de l’ordre afin que ces dernières puissent signaler les derniers lieux de conflits, cad les zones ayant besoins de l’intervention du SWAG.</text:p>
      <text:p text:style-name="P6"/>
      <text:p text:style-name="P6">- Déploiement de drones de surveillances sur l’ensemble de la ville.</text:p>
      <text:p text:style-name="P6">=&gt; Ces drones auront pour seules responsabilités de scanner les rues de la ville afin d’en déterminer l’état et de reporter au Central quelles zones nécessitent une intervention du SWAG.</text:p>
      <text:p text:style-name="P6"><text:soft-page-break/>Souligner le point que la seule responsabilité de ces drones sera d’analyser et reportés l’état des rues et bâtiments de Gotham City. En aucun cas ces derniers seront utilisés pour « fliquer » les habitants.</text:p>
      <text:p text:style-name="P6"/>
      <text:p text:style-name="P6">- Réduction du volume des poubelles personnelles mise à disposition des habitants. Ces poubelles seront également équipées de capteurs afin de surveiller leur degré de remplissage.</text:p>
      <text:p text:style-name="P6">=&gt; <text:span text:style-name="T5">Ces capteurs auront pour rôle de signaler le Central et par extension l’équipe de nettoyage la plus proche le besoin imminent de la récupération/ vidage(?) de la poubelle concernée.</text:span></text:p>
      <text:p text:style-name="P7">Cette implémentation mettra en place des passages plus réguliers des équipes de nettoyages sur le maintien des poubelles et leur permettront également de surveiller d’eux-même l’état des rues.</text:p>
      <text:p text:style-name="P7"/>
      <text:p text:style-name="P7">- Création d’une application mobile à destination du grand public leur permettant de communiquer et signaler tout débordement ou zone dégradées avec le City Hall/Central de police/SWAG.</text:p>
      <text:p text:style-name="P7">=&gt; Cette application permettra ainsi aux citoyens de participer activement à la surveillance de leur ville concernant sa propreté et sa sécurité.</text:p>
      <text:p text:style-name="P7"/>
      <text:p text:style-name="P7">=&gt; Mise en place d’un rapport mensuel concernant toutes les équipes de nettoyages sur leur activité.</text:p>
      <text:p text:style-name="P7">- Ce rapport mensuel <text:span text:style-name="T6">permettra au pôle central d’identifier les zones sur-chargées et en opposition les zones trop desservies selon le rapport d’activités des équipes de nettoyage.</text:span></text:p>
      <text:p text:style-name="P8">En conséquence, des mesures pourront être prise pour faire un roulement des équipes et une redistribution sur l’ensemble de la ville à chaque rapport mensuels.</text:p>
      <text:p text:style-name="P1"/>
      <text:p text:style-name="P9">Points supplémentaires : récupération du carte de Gotham City afin d’illustrer l’envergure du territoire à couvrir et le besoin d’améliorer les moyens utilisés pour sa surveillance et faciliter la prise de décision sur l’envoi des équipes en plus de leur passage réguliers.</text:p>
      <text:p text:style-name="P2"/>
      <text:p text:style-name="P1">Coach :</text:p>
      <text:p text:style-name="P2"/>
      <text:p text:style-name="P9">Côté financier/fond nécessaire à la réalisation des mesures choisies.</text:p>
      <text:p text:style-name="P10">Déterminez quels organismes vont supporter financièrement et matériellement la réalisation et mise en place du proj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6:10:54.840014816</meta:creation-date>
    <meta:editing-duration>PT58M57S</meta:editing-duration>
    <meta:editing-cycles>5</meta:editing-cycles>
    <meta:generator>LibreOffice/6.4.7.2$Linux_X86_64 LibreOffice_project/40$Build-2</meta:generator>
    <dc:date>2021-11-25T17:20:00.944495544</dc:date>
    <meta:document-statistic meta:table-count="0" meta:image-count="0" meta:object-count="0" meta:page-count="2" meta:paragraph-count="36" meta:word-count="754" meta:character-count="4897" meta:non-whitespace-character-count="4179"/>
  </office:meta>
</office:document-meta>
</file>